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84895819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9pt" fo:font-style="italic" fo:font-weight="normal" officeooo:rsid="00114168" officeooo:paragraph-rsid="00114168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4168" officeooo:paragraph-rsid="00114168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9pt" fo:font-style="italic" fo:font-weight="normal" officeooo:rsid="00114168" officeooo:paragraph-rsid="00114168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OS MUÑOZ ZANÓN</text:p>
      <text:h text:style-name="P1" text:outline-level="2">Hosting services</text:h>
      <text:p text:style-name="P3"><draw:frame draw:style-name="fr1" draw:name="Imagen1" text:anchor-type="char" svg:x="0cm" svg:y="0.065cm" svg:width="17.59cm" svg:height="9.894cm" draw:z-index="0"><draw:image xlink:href="Pictures/10000000000006400000038489581936.png" xlink:type="simple" xlink:show="embed" xlink:actuate="onLoad" draw:mime-type="image/png"/></draw:frame>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1T19:34:43.904756683</meta:print-date>
    <meta:printed-by>Archivos PDF</meta:printed-by>
    <meta:document-statistic meta:table-count="0" meta:image-count="1" meta:object-count="0" meta:page-count="1" meta:paragraph-count="2" meta:word-count="5" meta:character-count="32" meta:non-whitespace-character-count="29"/>
  </office:meta>
</office:document-meta>
</file>